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6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Servicio de Festejo con motivo de celebración del día de las Madres.,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GENCIA DE FESTEJOS MARYFANY,C.A, RIF: J-30635341-0, por un monto de Bs. 3.561,60, ubicada en Sector El Paraiso Av. Libertador Cada San Jose N° 91, MATURIN ESTADO MONAGAS
<text:line-break/>
<text:line-break/></text:p>
      <text:p text:style-name="P11"/>
      <text:p text:style-name="P5"><text:span text:style-name="T21">En Maturín, a los </text:span><text:span text:style-name="Fuente_20_de_20_párrafo_20_predeter."><text:span text:style-name="T17"><text:s/>seis (06)</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